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0fbff" officeooo:paragraph-rsid="0010fbff"/>
    </style:style>
    <style:style style:name="P2" style:family="paragraph" style:parent-style-name="Title">
      <style:text-properties officeooo:rsid="000e76c1" officeooo:paragraph-rsid="000e76c1"/>
    </style:style>
    <style:style style:name="P3" style:family="paragraph" style:parent-style-name="Text_20_body" style:list-style-name="L1">
      <style:text-properties officeooo:rsid="00111777" officeooo:paragraph-rsid="00111777"/>
    </style:style>
    <style:style style:name="P4" style:family="paragraph" style:parent-style-name="Text_20_body">
      <style:text-properties officeooo:rsid="000e76c1" officeooo:paragraph-rsid="000e76c1"/>
    </style:style>
    <style:style style:name="P5" style:family="paragraph" style:parent-style-name="Text_20_body">
      <style:text-properties officeooo:rsid="0012a75d" officeooo:paragraph-rsid="0012a75d"/>
    </style:style>
    <style:style style:name="P6" style:family="paragraph" style:parent-style-name="Heading_20_2">
      <style:text-properties officeooo:rsid="000e76c1" officeooo:paragraph-rsid="000e76c1"/>
    </style:style>
    <style:style style:name="P7" style:family="paragraph" style:parent-style-name="Heading_20_2">
      <style:text-properties officeooo:rsid="00111777" officeooo:paragraph-rsid="00111777"/>
    </style:style>
    <style:style style:name="P8" style:family="paragraph" style:parent-style-name="Heading_20_3">
      <style:text-properties officeooo:rsid="000e76c1" officeooo:paragraph-rsid="000e76c1"/>
    </style:style>
    <style:style style:name="P9" style:family="paragraph" style:parent-style-name="Heading_20_3">
      <style:text-properties officeooo:rsid="0010fbff" officeooo:paragraph-rsid="0010fbf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f67ec"/>
    </style:style>
    <style:style style:name="T4" style:family="text">
      <style:text-properties style:text-position="0% 100%" officeooo:rsid="0010d2b6"/>
    </style:style>
    <style:style style:name="T5" style:family="text">
      <style:text-properties officeooo:rsid="00142f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teutusdokumentti</text:p>
      <text:h text:style-name="P6" text:outline-level="2">Toteutus</text:h>
      <text:p text:style-name="P4">Asetusten määrittämisen jälkeen kutsutaan enkoodaus/dekoodausfunktiota. Molemmissa tapauksissa luodaan StringTable-olio, joka aina allokoi 2<text:span text:style-name="T1">n </text:span><text:span text:style-name="T2"><text:s/>tavua, jossa n on koodiavainten bittikoko (12 tai 16). Sen lisäksi tauluk</text:span><text:span text:style-name="T3">on jokaiselle </text:span><text:span text:style-name="T4">avaimelle luodaan linkitetty lista, joka enkoodatessa osoittaa seuraavaan avaimeen ja dekoodatessa edelliseen avaimeen, muodostaen merkkijonoja.</text:span></text:p>
      <text:p text:style-name="P5"><text:span text:style-name="T4">L</text:span><text:span text:style-name="T2">ähdetiedosto käydään läpi symboli kerrallaan (enkoodatessa tavu, dekoodatessa 12- tai 16-bittinen koodi). Jokainen uusi merkkijono talletetaan StringTable-olioon. Taulukon täyttyessä taulukko tyhjennetään ja kirjoitetaan/luetaan arvo 0xFFFF, joka kertoo milloin taulukko tulee tyhjentää.</text:span></text:p>
      <text:h text:style-name="P6" text:outline-level="2">Vaativuusanalyysi</text:h>
      <text:h text:style-name="P8" text:outline-level="3">Tilavaativuus</text:h>
      <text:p text:style-name="P1">Tilavaativuus on sekä enkoodatessa että dekoodatessa vakio koodisanan bittipituuteen nähden. Tilavaativuus ei muutu tiedostokoon kasvaessa, sillä taulukon täyttyessä se tyhjennetään. Tilavaativuuden skaalautuvuus on siis O(1) tiedostokokoon nähden ja O(2<text:span text:style-name="T1">n</text:span><text:span text:style-name="T2">) bittipituuteen nähden</text:span>.</text:p>
      <text:h text:style-name="P9" text:outline-level="3">Aikavaativuus</text:h>
      <text:p text:style-name="P1">Aikavaativuus on sekä enkoodatessa että dekoodatessa <text:span text:style-name="T5">on suoraan suhteessa lähdetiedoston kokoon, joten aikavaativuus on O(n).</text:span></text:p>
      <text:h text:style-name="P7" text:outline-level="2">Käytetyt lähteet</text:h>
      <text:list xml:id="list317050305" text:style-name="L1">
        <text:list-item>
          <text:p text:style-name="P3"><text:a xlink:type="simple" xlink:href="http://web.mit.edu/6.02/www/s2012/handouts/3.pdf" text:style-name="Internet_20_link" text:visited-style-name="Visited_20_Internet_20_Link">http://web.mit.edu/6.02/www/s2012/handouts/3.pdf</text:a></text:p>
        </text:list-item>
        <text:list-item>
          <text:p text:style-name="P3"><text:a xlink:type="simple" xlink:href="http://michael.dipperstein.com/lzw/" text:style-name="Internet_20_link" text:visited-style-name="Visited_20_Internet_20_Link">http://michael.dipperstein.com/lzw/</text:a></text:p>
        </text:list-item>
        <text:list-item>
          <text:p text:style-name="P3"><text:a xlink:type="simple" xlink:href="https://users.cs.cf.ac.uk/Dave.Marshall/Multimedia/node214.html" text:style-name="Internet_20_link" text:visited-style-name="Visited_20_Internet_20_Link">https://users.cs.cf.ac.uk/Dave.Marshall/Multimedia/node214.html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22:43:59.068490796</meta:creation-date>
    <dc:date>2017-04-16T01:28:32.187639653</dc:date>
    <meta:editing-duration>PT1H50M18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13" meta:word-count="131" meta:character-count="1300" meta:non-whitespace-character-count="1184"/>
  </office:meta>
</office:document-meta>
</file>